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629f" officeooo:paragraph-rsid="001c629f"/>
    </style:style>
    <style:style style:name="P2" style:family="paragraph" style:parent-style-name="Standard">
      <style:text-properties officeooo:rsid="001c6fde" officeooo:paragraph-rsid="001c6fde"/>
    </style:style>
    <style:style style:name="P3" style:family="paragraph" style:parent-style-name="Standard">
      <style:text-properties officeooo:rsid="001d8b68" officeooo:paragraph-rsid="001d8b68"/>
    </style:style>
    <style:style style:name="T1" style:family="text">
      <style:text-properties officeooo:rsid="001ac7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text:span text:style-name="T1">QUESTION NO#01</text:span></text:p>
      <text:p text:style-name="Standard">fn main(){</text:p>
      <text:p text:style-name="Standard"/>
      <text:p text:style-name="Standard"><text:tab/>println!("Enter a number");</text:p>
      <text:p text:style-name="Standard"><text:tab/>use std::io;</text:p>
      <text:p text:style-name="Standard"><text:tab/>let <text:s/>mut input=String::new();</text:p>
      <text:p text:style-name="Standard"><text:tab/>io::stdin().read_line(&amp;mut input).expect("Didn't enter a <text:s/>correct input ");</text:p>
      <text:p text:style-name="Standard"><text:tab/>let input:i32 = input.trim().parse().unwrap();</text:p>
      <text:p text:style-name="Standard"><text:tab/></text:p>
      <text:p text:style-name="Standard"><text:tab/>check_input(input);</text:p>
      <text:p text:style-name="Standard">}</text:p>
      <text:p text:style-name="Standard"><text:tab/>fn check_input(input:i32){</text:p>
      <text:p text:style-name="Standard"><text:tab/>if input &gt; 0 {</text:p>
      <text:p text:style-name="Standard"><text:tab/>println!("The number is positive");</text:p>
      <text:p text:style-name="Standard">}</text:p>
      <text:p text:style-name="Standard"><text:tab/>else if input&lt;0 {</text:p>
      <text:p text:style-name="Standard"><text:tab/>println!("The num is negative");</text:p>
      <text:p text:style-name="Standard">}</text:p>
      <text:p text:style-name="Standard"><text:tab/>else {</text:p>
      <text:p text:style-name="Standard"><text:tab/>println!("The num is not equall to zero");}<text:tab/></text:p>
      <text:p text:style-name="Standard">}</text:p>
      <text:p text:style-name="P1">QUESTION NO#02</text:p>
      <text:p text:style-name="Standard"/>
      <text:p text:style-name="Standard">fn main(){</text:p>
      <text:p text:style-name="Standard"><text:tab/>let display=data_type();</text:p>
      <text:p text:style-name="Standard"><text:tab/>println!("{:?}",display);</text:p>
      <text:p text:style-name="Standard">}</text:p>
      <text:p text:style-name="Standard"><text:tab/>fn data_type()-&gt;(i32,f32,String,bool) {</text:p>
      <text:p text:style-name="Standard"><text:tab/>use std::io;</text:p>
      <text:p text:style-name="Standard"><text:tab/>println!("Please enter an integer!");</text:p>
      <text:p text:style-name="Standard"><text:tab/>let mut input_01 =String::new();</text:p>
      <text:p text:style-name="Standard"><text:tab/>io::stdin().read_line(&amp;mut input_01).expect("incorrect input");</text:p>
      <text:p text:style-name="Standard"><text:tab/>let input_01:i32 =input_01.trim().parse().unwrap();</text:p>
      <text:p text:style-name="Standard"><text:tab/>println!(" Please enter a floating point number!");</text:p>
      <text:p text:style-name="Standard"><text:tab/>let mut input_02 =String::new();</text:p>
      <text:p text:style-name="Standard"><text:tab/>io::stdin().read_line(&amp; mut input_02).expect("incorrect entry");<text:tab/></text:p>
      <text:p text:style-name="Standard"><text:tab/>let mut input_02:f32 = input_02.trim().parse().unwrap();</text:p>
      <text:p text:style-name="Standard"><text:tab/>println!("Please enter a String");</text:p>
      <text:p text:style-name="Standard"><text:tab/>let mut input_03=String::new();</text:p>
      <text:p text:style-name="Standard"><text:s text:c="8"/>io::stdin().read_line(&amp; mut input_03).expect("incorrect input");</text:p>
      <text:p text:style-name="Standard"><text:tab/>let input_03:String=input_03.trim().parse().unwrap();</text:p>
      <text:p text:style-name="Standard"><text:tab/>println!("Please enter a Boolean");</text:p>
      <text:p text:style-name="Standard"><text:tab/>let <text:s/>mut input_04=String::new();</text:p>
      <text:p text:style-name="Standard"><text:tab/>io::stdin().read_line(&amp; mut input_04).expect("incorrect input");</text:p>
      <text:p text:style-name="Standard"><text:tab/>let <text:s/>mut input_04 :bool=input_04.trim().parse().unwrap();</text:p>
      <text:p text:style-name="Standard"><text:tab/>(input_01,input_02,input_03,input_04)</text:p>
      <text:p text:style-name="Standard"><text:tab/></text:p>
      <text:p text:style-name="Standard">}</text:p>
      <text:p text:style-name="Standard"><text:tab/></text:p>
      <text:p text:style-name="Standard"><text:soft-page-break/></text:p>
      <text:p text:style-name="P2">QUESTION#03</text:p>
      <text:p text:style-name="Standard">fn main(){</text:p>
      <text:p text:style-name="Standard"><text:tab/>let ques_03=square();</text:p>
      <text:p text:style-name="Standard"><text:tab/>println!("The num is {} and its sqaure is {}",ques_03.0,ques_03.1)</text:p>
      <text:p text:style-name="Standard">}</text:p>
      <text:p text:style-name="Standard"><text:tab/>fn square()-&gt; (i32,i32){</text:p>
      <text:p text:style-name="Standard"><text:tab/>println!("Please enter the number");</text:p>
      <text:p text:style-name="Standard"><text:tab/>use std::io;</text:p>
      <text:p text:style-name="Standard"><text:tab/>let mut input =String::new();</text:p>
      <text:p text:style-name="Standard"><text:tab/>io::stdin().read_line(&amp;mut input).expect("incorrect entry");</text:p>
      <text:p text:style-name="Standard"><text:tab/>let input:i32=input.trim().parse().unwrap();</text:p>
      <text:p text:style-name="Standard"><text:tab/>let purpose=input*input;</text:p>
      <text:p text:style-name="Standard"><text:tab/>(input,purpose)</text:p>
      <text:p text:style-name="Standard">}</text:p>
      <text:p text:style-name="Standard"/>
      <text:p text:style-name="P3">Question no 4</text:p>
      <text:p text:style-name="Standard"/>
      <text:p text:style-name="Standard">fn main(){</text:p>
      <text:p text:style-name="Standard"><text:tab/>let ques_4=result();</text:p>
      <text:p text:style-name="Standard"><text:tab/>println!("Your total marks are {}\nYou have ibtained {} % ",ques_4.0,ques_4.1);</text:p>
      <text:p text:style-name="Standard">}</text:p>
      <text:p text:style-name="Standard">fn result()-&gt;(f32,f32){</text:p>
      <text:p text:style-name="Standard"><text:tab/>use std::io;</text:p>
      <text:p text:style-name="Standard"><text:tab/>println!("please enter the marks obtained in Maths");</text:p>
      <text:p text:style-name="Standard"><text:tab/>let <text:s/>mut maths=String::new();</text:p>
      <text:p text:style-name="Standard"><text:tab/>io::stdin().read_line(&amp;mut maths).expect("incorrect entry");</text:p>
      <text:p text:style-name="Standard"><text:tab/>let maths:f32=maths.trim().parse().unwrap();</text:p>
      <text:p text:style-name="Standard"><text:tab/>println!("Please enter the marks obtained in English");</text:p>
      <text:p text:style-name="Standard"><text:tab/>let mut english=String::new();</text:p>
      <text:p text:style-name="Standard"><text:tab/>io::stdin().read_line(&amp; mut english).expect("incorrect entry");</text:p>
      <text:p text:style-name="Standard"><text:tab/>let english:f32=english.trim().parse().unwrap();</text:p>
      <text:p text:style-name="Standard"><text:s text:c="8"/>let total_obt:f32=maths+english;</text:p>
      <text:p text:style-name="Standard"><text:tab/>let percentage=(total_obt/200.0)*100.0;{</text:p>
      <text:p text:style-name="Standard"><text:tab/>if percentage&gt;70.0{</text:p>
      <text:p text:style-name="Standard"><text:tab/>println!("Congratulations you are pass!");}</text:p>
      <text:p text:style-name="Standard"><text:tab/>else {</text:p>
      <text:p text:style-name="Standard"><text:tab/>println!("You are fail!")}</text:p>
      <text:p text:style-name="Standard"><text:tab/>}</text:p>
      <text:p text:style-name="Standard"><text:tab/>(total_obt,percentage)</text:p>
      <text:p text:style-name="Standard"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1:07:57.685567071</meta:creation-date>
    <dc:date>2019-08-23T17:33:13.259640664</dc:date>
    <meta:editing-duration>PT3H44M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85" meta:word-count="241" meta:character-count="2496" meta:non-whitespace-character-count="2248"/>
  </office:meta>
</office:document-meta>
</file>